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35cm" fo:min-width="5.6cm" draw:shadow-opacity="50%"/>
    </style:style>
    <style:style style:name="gr2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6.85cm" fo:min-width="9.4cm" draw:shadow-opacity="50%"/>
    </style:style>
    <style:style style:name="gr3" style:family="graphic" style:parent-style-name="standard">
      <style:graphic-properties draw:textarea-horizontal-align="justify" draw:textarea-vertical-align="middle" draw:auto-grow-height="false" fo:min-height="18.85cm" fo:min-width="2.4cm"/>
    </style:style>
    <style:style style:name="gr4" style:family="graphic" style:parent-style-name="standard">
      <style:graphic-properties draw:fill="solid" draw:fill-color="#ffe994" draw:opacity="50%" draw:textarea-horizontal-align="justify" draw:textarea-vertical-align="middle" draw:auto-grow-height="false" fo:min-height="3.581cm" fo:min-width="19.1cm" draw:shadow-opacity="50%"/>
    </style:style>
    <style:style style:name="gr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6.15cm" fo:min-width="19.2cm" draw:shadow-opacity="50%"/>
    </style:style>
    <style:style style:name="gr6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7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3.07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4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40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4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4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40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4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2.802cm"/>
      <style:paragraph-properties style:writing-mode="lr-tb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0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314cm" fo:min-width="4.848cm" fo:wrap-option="no-wrap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314cm" fo:min-width="1.682cm" fo:wrap-option="no-wrap"/>
      <style:paragraph-properties style:writing-mode="lr-tb"/>
    </style:style>
    <style:style style:name="P1" style:family="paragraph">
      <loext:graphic-properties draw:opacity="50%"/>
      <style:paragraph-properties fo:text-align="center"/>
      <style:text-properties fo:font-size="22pt"/>
    </style:style>
    <style:style style:name="P2" style:family="paragraph">
      <loext:graphic-properties draw:fill="solid" draw:fill-color="#ffff6d" draw:opacity="50%"/>
      <style:paragraph-properties fo:text-align="center"/>
      <style:text-properties fo:font-size="22pt"/>
    </style:style>
    <style:style style:name="P3" style:family="paragraph">
      <style:paragraph-properties fo:text-align="center"/>
      <style:text-properties fo:font-size="22pt"/>
    </style:style>
    <style:style style:name="P4" style:family="paragraph">
      <loext:graphic-properties draw:fill="solid" draw:fill-color="#ffe994" draw:opacity="50%"/>
      <style:paragraph-properties fo:text-align="center"/>
      <style:text-properties fo:font-size="22pt"/>
    </style:style>
    <style:style style:name="P5" style:family="paragraph">
      <loext:graphic-properties draw:fill="solid" draw:fill-color="#729fcf" draw:opacity="50%"/>
      <style:paragraph-properties fo:text-align="center"/>
      <style:text-properties fo:font-size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11" style:family="paragraph">
      <loext:graphic-properties draw:fill="solid"/>
      <style:paragraph-properties fo:text-align="center"/>
      <style:text-properties fo:font-size="22pt"/>
    </style:style>
    <style:style style:name="P12" style:family="paragraph">
      <loext:graphic-properties draw:fill="none" draw:fill-color="#ffffff"/>
      <style:text-properties fo:font-size="22pt"/>
    </style:style>
    <style:style style:name="P13" style:family="paragraph">
      <style:text-properties fo:font-size="22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 fo:font-size="32pt" style:font-size-asian="32pt" style:font-size-complex="32pt"/>
    </style:style>
    <style:style style:name="T3" style:family="text">
      <style:text-properties style:text-position="-33% 58%" style:font-name="Liberation Sans1" fo:font-size="32pt" style:font-name-asian="Liberation Sans1" style:font-size-asian="32pt" style:font-name-complex="Liberation Sans1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32pt" fo:font-style="normal" fo:text-shadow="none" style:text-underline-style="none" fo:font-weight="normal" style:letter-kerning="true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text-position="-33% 58%" style:font-name="Liberation Sans1" style:font-name-asian="Liberation Sans1" style:font-name-complex="Liberation Sans1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cm" svg:height="6.6cm" svg:x="4.1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cm" svg:height="7.1cm" svg:x="0.8cm" svg:y="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cm" svg:height="19.1cm" svg:x="16.6cm" svg:y="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.6cm" svg:height="3.831cm" svg:x="0.4cm" svg:y="1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7cm" svg:height="6.4cm" svg:x="0.6cm" svg:y="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.6cm" svg:y="9.7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cm" svg:height="1.517cm" svg:x="2cm" svg:y="10cm">
          <draw:text-box>
            <text:p text:style-name="P7"><text:span text:style-name="T1">E</text:span></text:p>
          </draw:text-box>
        </draw:frame>
        <draw:custom-shape draw:style-name="gr6" draw:text-style-name="P6" draw:layer="layout" svg:width="1.9cm" svg:height="2cm" svg:x="6.3cm" svg:y="9.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2cm" svg:height="1.786cm" svg:x="6.7cm" svg:y="9.9cm">
          <draw:text-box>
            <text:p text:style-name="P7"><text:span text:style-name="T1">I</text:span><text:span text:style-name="T2">a</text:span></text:p>
          </draw:text-box>
        </draw:frame>
        <draw:custom-shape draw:style-name="gr6" draw:text-style-name="P6" draw:layer="layout" svg:width="1.9cm" svg:height="2cm" svg:x="4.8cm" svg:y="12.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2cm" svg:height="1.786cm" svg:x="5.2cm" svg:y="12.9cm">
          <draw:text-box>
            <text:p text:style-name="P7"><text:span text:style-name="T1">I</text:span><text:span text:style-name="T2">p</text:span></text:p>
          </draw:text-box>
        </draw:frame>
        <draw:custom-shape draw:style-name="gr6" draw:text-style-name="P6" draw:layer="layout" svg:width="1.9cm" svg:height="2cm" svg:x="7.925cm" svg:y="12.75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2cm" svg:height="1.786cm" svg:x="8.325cm" svg:y="12.952cm">
          <draw:text-box>
            <text:p text:style-name="P7"><text:span text:style-name="T1">I</text:span><text:span text:style-name="T2">s</text:span></text:p>
          </draw:text-box>
        </draw:frame>
        <draw:custom-shape draw:style-name="gr6" draw:text-style-name="P6" draw:layer="layout" svg:width="1.9cm" svg:height="2cm" svg:x="10.9cm" svg:y="9.7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5cm" svg:height="1.786cm" svg:x="11.2cm" svg:y="9.9cm">
          <draw:text-box>
            <text:p text:style-name="P7"><text:span text:style-name="T1">J</text:span><text:span text:style-name="T2">a</text:span></text:p>
          </draw:text-box>
        </draw:frame>
        <draw:custom-shape draw:style-name="gr6" draw:text-style-name="P6" draw:layer="layout" svg:width="1.9cm" svg:height="2cm" svg:x="10.9cm" svg:y="9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1cm" svg:y="12.7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5cm" svg:height="1.786cm" svg:x="11.3cm" svg:y="12.9cm">
          <draw:text-box>
            <text:p text:style-name="P7"><text:span text:style-name="T1">J</text:span><text:span text:style-name="T2">s</text:span></text:p>
          </draw:text-box>
        </draw:frame>
        <draw:custom-shape draw:style-name="gr6" draw:text-style-name="P6" draw:layer="layout" svg:width="1.9cm" svg:height="2cm" svg:x="11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4cm" svg:y="9.7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5cm" svg:height="1.6cm" svg:x="14.3cm" svg:y="9.9cm">
          <draw:text-box>
            <text:p text:style-name="P7"><text:span text:style-name="T1">R</text:span></text:p>
          </draw:text-box>
        </draw:frame>
        <draw:custom-shape draw:style-name="gr6" draw:text-style-name="P6" draw:layer="layout" svg:width="1.9cm" svg:height="2cm" svg:x="14cm" svg:y="9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6.1cm" svg:y="6.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cm" svg:height="1.8cm" svg:x="6.3cm" svg:y="6.3cm">
          <draw:text-box>
            <text:p text:style-name="P7"><text:span text:style-name="T1">I</text:span><text:span text:style-name="T2">a</text:span><text:span text:style-name="T3">δ</text:span></text:p>
          </draw:text-box>
        </draw:frame>
        <draw:custom-shape draw:style-name="gr6" draw:text-style-name="P6" draw:layer="layout" svg:width="1.9cm" svg:height="2cm" svg:x="10.6cm" svg:y="6.1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9cm" svg:height="3.321cm" svg:x="10.7cm" svg:y="6.3cm">
          <draw:text-box>
            <text:p text:style-name="P9"><text:span text:style-name="T4">J</text:span><text:span text:style-name="T5">a</text:span><text:span text:style-name="T3">δ</text:span></text:p>
          </draw:text-box>
        </draw:frame>
        <draw:custom-shape draw:style-name="gr6" draw:text-style-name="P6" draw:layer="layout" svg:width="1.9cm" svg:height="2cm" svg:x="10.6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3.7cm" svg:y="6.1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8cm" svg:height="1.786cm" svg:x="14cm" svg:y="6.3cm">
          <draw:text-box>
            <text:p text:style-name="P9"><text:span text:style-name="T4">R</text:span><text:span text:style-name="T3">δ</text:span></text:p>
          </draw:text-box>
        </draw:frame>
        <draw:custom-shape draw:style-name="gr6" draw:text-style-name="P6" draw:layer="layout" svg:width="1.9cm" svg:height="2cm" svg:x="13.7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5.2cm" svg:y="3.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6cm" svg:height="1.786cm" svg:x="5.6cm" svg:y="3.7cm">
          <draw:text-box>
            <text:p text:style-name="P9"><text:span text:style-name="T4">I</text:span><text:span text:style-name="T5">p</text:span><text:span text:style-name="T3">δ</text:span></text:p>
          </draw:text-box>
        </draw:frame>
        <draw:custom-shape draw:style-name="gr6" draw:text-style-name="P6" draw:layer="layout" svg:width="1.9cm" svg:height="2cm" svg:x="8.6cm" svg:y="3.452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575cm" svg:height="1.9cm" svg:x="9cm" svg:y="3.652cm">
          <draw:text-box>
            <text:p text:style-name="P9"><text:span text:style-name="T4">I</text:span><text:span text:style-name="T5">s</text:span><text:span text:style-name="T3">δ</text:span></text:p>
          </draw:text-box>
        </draw:frame>
        <draw:custom-shape draw:style-name="gr6" draw:text-style-name="P6" draw:layer="layout" svg:width="1.9cm" svg:height="2cm" svg:x="13.2cm" svg:y="3.4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cm" svg:height="1.786cm" svg:x="13.3cm" svg:y="3.566cm">
          <draw:text-box>
            <text:p text:style-name="P9"><text:span text:style-name="T4">J</text:span><text:span text:style-name="T5">s</text:span><text:span text:style-name="T3">δ</text:span></text:p>
          </draw:text-box>
        </draw:frame>
        <draw:custom-shape draw:style-name="gr6" draw:text-style-name="P6" draw:layer="layout" svg:width="1.9cm" svg:height="2cm" svg:x="13.2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6.8cm" svg:y="3.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8cm" svg:height="1.786cm" svg:x="17.1cm" svg:y="3.7cm">
          <draw:text-box>
            <text:p text:style-name="P9"><text:span text:style-name="T4">D</text:span><text:span text:style-name="T3">δ</text:span></text:p>
          </draw:text-box>
        </draw:frame>
        <draw:custom-shape draw:style-name="gr6" draw:text-style-name="P6" draw:layer="layout" svg:width="1.9cm" svg:height="2cm" svg:x="16.8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3.9cm" svg:y="18.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.8cm" svg:height="1.786cm" svg:x="14.1cm" svg:y="18.5cm">
          <draw:text-box>
            <text:p text:style-name="P9"><text:span text:style-name="T4">R</text:span><text:span text:style-name="T3">d</text:span></text:p>
          </draw:text-box>
        </draw:frame>
        <draw:custom-shape draw:style-name="gr6" draw:text-style-name="P6" draw:layer="layout" svg:width="1.9cm" svg:height="2cm" svg:x="13.9cm" svg:y="18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7.8cm" svg:y="17.5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1.575cm" svg:height="1.9cm" svg:x="8.2cm" svg:y="17.7cm">
          <draw:text-box>
            <text:p text:style-name="P9"><text:span text:style-name="T4">I</text:span><text:span text:style-name="T5">s</text:span><text:span text:style-name="T6">d</text:span></text:p>
          </draw:text-box>
        </draw:frame>
        <draw:custom-shape draw:style-name="gr6" draw:text-style-name="P6" draw:layer="layout" svg:width="1.9cm" svg:height="2cm" svg:x="10.875cm" svg:y="17.448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2cm" svg:height="1.786cm" svg:x="10.975cm" svg:y="17.614cm">
          <draw:text-box>
            <text:p text:style-name="P9"><text:span text:style-name="T4">J</text:span><text:span text:style-name="T5">s</text:span><text:span text:style-name="T6">d</text:span></text:p>
          </draw:text-box>
        </draw:frame>
        <draw:custom-shape draw:style-name="gr6" draw:text-style-name="P6" draw:layer="layout" svg:width="1.9cm" svg:height="2cm" svg:x="10.875cm" svg:y="17.4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7.1cm" svg:y="17.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8cm" svg:height="1.786cm" svg:x="17.4cm" svg:y="17.614cm">
          <draw:text-box>
            <text:p text:style-name="P9"><text:span text:style-name="T4">D</text:span><text:span text:style-name="T6">d</text:span></text:p>
          </draw:text-box>
        </draw:frame>
        <draw:custom-shape draw:style-name="gr6" draw:text-style-name="P6" draw:layer="layout" svg:width="1.9cm" svg:height="2cm" svg:x="17.1cm" svg:y="17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.6cm" svg:y="3.4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.8cm" svg:height="3.052cm" svg:x="1.8cm" svg:y="3.548cm">
          <draw:text-box>
            <text:p text:style-name="P9"><text:span text:style-name="T4">E</text:span><text:span text:style-name="T3">δ</text:span></text:p>
          </draw:text-box>
        </draw:frame>
        <draw:line draw:style-name="gr22" draw:text-style-name="P11" draw:layer="layout" svg:x1="3.5cm" svg:y1="10.7cm" svg:x2="6.4cm" svg:y2="10.7cm">
          <text:p/>
        </draw:line>
        <draw:line draw:style-name="gr22" draw:text-style-name="P11" draw:layer="layout" svg:x1="8.3cm" svg:y1="10.8cm" svg:x2="10.9cm" svg:y2="10.8cm">
          <text:p/>
        </draw:line>
        <draw:line draw:style-name="gr22" draw:text-style-name="P11" draw:layer="layout" svg:x1="12.8cm" svg:y1="10.8cm" svg:x2="14cm" svg:y2="10.8cm">
          <text:p/>
        </draw:line>
        <draw:line draw:style-name="gr22" draw:text-style-name="P11" draw:layer="layout" svg:x1="6.8cm" svg:y1="13.8cm" svg:x2="8cm" svg:y2="13.8cm">
          <text:p/>
        </draw:line>
        <draw:line draw:style-name="gr22" draw:text-style-name="P11" draw:layer="layout" svg:x1="9.8cm" svg:y1="13.9cm" svg:x2="11cm" svg:y2="13.9cm">
          <text:p/>
        </draw:line>
        <draw:line draw:style-name="gr22" draw:text-style-name="P11" draw:layer="layout" svg:x1="2.9cm" svg:y1="11.8cm" svg:x2="4.7cm" svg:y2="13.8cm">
          <text:p/>
        </draw:line>
        <draw:line draw:style-name="gr22" draw:text-style-name="P11" draw:layer="layout" svg:x1="13.1cm" svg:y1="14cm" svg:x2="17.6cm" svg:y2="17.4cm">
          <text:p/>
        </draw:line>
        <draw:line draw:style-name="gr22" draw:text-style-name="P11" draw:layer="layout" svg:x1="12.9cm" svg:y1="13.4cm" svg:x2="14.9cm" svg:y2="11.8cm">
          <text:p/>
        </draw:line>
        <draw:line draw:style-name="gr22" draw:text-style-name="P11" draw:layer="layout" svg:x1="3.5cm" svg:y1="4.4cm" svg:x2="5.2cm" svg:y2="4.4cm">
          <text:p/>
        </draw:line>
        <draw:line draw:style-name="gr22" draw:text-style-name="P11" draw:layer="layout" svg:x1="15.1cm" svg:y1="4.6cm" svg:x2="16.8cm" svg:y2="4.6cm">
          <text:p/>
        </draw:line>
        <draw:line draw:style-name="gr22" draw:text-style-name="P11" draw:layer="layout" svg:x1="8.7cm" svg:y1="14.8cm" svg:x2="8.7cm" svg:y2="17.4cm">
          <text:p/>
        </draw:line>
        <draw:frame draw:style-name="gr23" draw:text-style-name="P12" draw:layer="layout" svg:width="1.4cm" svg:height="1.173cm" svg:x="3.7cm" svg:y="9.727cm">
          <draw:text-box>
            <text:p><text:span text:style-name="T7">ασ</text:span></text:p>
          </draw:text-box>
        </draw:frame>
        <draw:frame draw:style-name="gr23" draw:text-style-name="P12" draw:layer="layout" svg:width="2.6cm" svg:height="1.173cm" svg:x="1.7cm" svg:y="12.727cm">
          <draw:text-box>
            <text:p><text:span text:style-name="T7">(</text:span><text:span text:style-name="T7">1</text:span><text:span text:style-name="T7">-</text:span><text:span text:style-name="T7">α</text:span><text:span text:style-name="T7">)</text:span><text:span text:style-name="T7">σ</text:span></text:p>
          </draw:text-box>
        </draw:frame>
        <draw:frame draw:style-name="gr24" draw:text-style-name="P12" draw:layer="layout" svg:width="0.875cm" svg:height="1.119cm" svg:x="6.825cm" svg:y="12.681cm">
          <draw:text-box>
            <text:p text:style-name="P13"><text:span text:style-name="T7">ς</text:span></text:p>
          </draw:text-box>
        </draw:frame>
        <draw:frame draw:style-name="gr23" draw:text-style-name="P12" draw:layer="layout" svg:width="1.101cm" svg:height="1.173cm" svg:x="8.7cm" svg:y="9.827cm">
          <draw:text-box>
            <text:p><text:span text:style-name="T7">δ</text:span><text:span text:style-name="T8">a</text:span></text:p>
          </draw:text-box>
        </draw:frame>
        <draw:frame draw:style-name="gr25" draw:text-style-name="P12" draw:layer="layout" svg:width="1.3cm" svg:height="1.114cm" svg:x="9.9cm" svg:y="12.727cm">
          <draw:text-box>
            <text:p><text:span text:style-name="T7">δ</text:span><text:span text:style-name="T8">s</text:span></text:p>
          </draw:text-box>
        </draw:frame>
        <draw:frame draw:style-name="gr24" draw:text-style-name="P12" draw:layer="layout" svg:width="0.947cm" svg:height="1.119cm" svg:x="15cm" svg:y="14.381cm">
          <draw:text-box>
            <text:p text:style-name="P13"><text:span text:style-name="T7">μ</text:span></text:p>
          </draw:text-box>
        </draw:frame>
        <draw:frame draw:style-name="gr26" draw:text-style-name="P12" draw:layer="layout" svg:width="1.4cm" svg:height="1.273cm" svg:x="12.9cm" svg:y="9.727cm">
          <draw:text-box>
            <text:p><text:span text:style-name="T7">γ</text:span><text:span text:style-name="T8">a</text:span></text:p>
          </draw:text-box>
        </draw:frame>
        <draw:frame draw:style-name="gr26" draw:text-style-name="P12" draw:layer="layout" svg:width="1.4cm" svg:height="1.273cm" svg:x="13.8cm" svg:y="12.6cm">
          <draw:text-box>
            <text:p><text:span text:style-name="T7">γ</text:span><text:span text:style-name="T8">s</text:span></text:p>
          </draw:text-box>
        </draw:frame>
        <draw:line draw:style-name="gr22" draw:text-style-name="P11" draw:layer="layout" svg:x1="7cm" svg:y1="9.6cm" svg:x2="6.978cm" svg:y2="8.053cm">
          <text:p/>
        </draw:line>
        <draw:frame draw:style-name="gr26" draw:text-style-name="P12" draw:layer="layout" svg:width="1.4cm" svg:height="1.273cm" svg:x="7.1cm" svg:y="8.4cm">
          <draw:text-box>
            <text:p><text:span text:style-name="T7">θ</text:span><text:span text:style-name="T8">t</text:span></text:p>
          </draw:text-box>
        </draw:frame>
        <draw:line draw:style-name="gr22" draw:text-style-name="P11" draw:layer="layout" svg:x1="5.9cm" svg:y1="12.7cm" svg:x2="5.9cm" svg:y2="5.5cm">
          <text:p/>
        </draw:line>
        <draw:frame draw:style-name="gr26" draw:text-style-name="P12" draw:layer="layout" svg:width="1.4cm" svg:height="1.273cm" svg:x="5.8cm" svg:y="8.327cm">
          <draw:text-box>
            <text:p><text:span text:style-name="T7">θ</text:span><text:span text:style-name="T8">t</text:span></text:p>
          </draw:text-box>
        </draw:frame>
        <draw:line draw:style-name="gr22" draw:text-style-name="P11" draw:layer="layout" svg:x1="2.9cm" svg:y1="9.7cm" svg:x2="2.9cm" svg:y2="5.3cm">
          <text:p/>
        </draw:line>
        <draw:frame draw:style-name="gr27" draw:text-style-name="P12" draw:layer="layout" svg:width="1cm" svg:height="1.2cm" svg:x="2.8cm" svg:y="6.9cm">
          <draw:text-box>
            <text:p><text:span text:style-name="T7">θ</text:span><text:span text:style-name="T8">t</text:span></text:p>
          </draw:text-box>
        </draw:frame>
        <draw:line draw:style-name="gr22" draw:text-style-name="P11" draw:layer="layout" svg:x1="3.5cm" svg:y1="5.5cm" svg:x2="6.1cm" svg:y2="6.9cm">
          <text:p/>
        </draw:line>
        <draw:frame draw:style-name="gr23" draw:text-style-name="P12" draw:layer="layout" svg:width="1.4cm" svg:height="1.173cm" svg:x="3.512cm" svg:y="5.935cm">
          <draw:text-box>
            <text:p><text:span text:style-name="T7">ασ</text:span></text:p>
          </draw:text-box>
        </draw:frame>
        <draw:frame draw:style-name="gr23" draw:text-style-name="P12" draw:layer="layout" svg:width="2.6cm" svg:height="1.173cm" svg:x="3.2cm" svg:y="3.327cm">
          <draw:text-box>
            <text:p><text:span text:style-name="T7">(1-α)σ</text:span></text:p>
          </draw:text-box>
        </draw:frame>
        <draw:line draw:style-name="gr22" draw:text-style-name="P11" draw:layer="layout" svg:x1="7.3cm" svg:y1="4.4cm" svg:x2="8.5cm" svg:y2="4.4cm">
          <text:p/>
        </draw:line>
        <draw:line draw:style-name="gr22" draw:text-style-name="P11" draw:layer="layout" svg:x1="14.5cm" svg:y1="5.4cm" svg:x2="15cm" svg:y2="6cm">
          <text:p/>
        </draw:line>
        <draw:frame draw:style-name="gr24" draw:text-style-name="P12" draw:layer="layout" svg:width="0.875cm" svg:height="1.119cm" svg:x="7.325cm" svg:y="3.181cm">
          <draw:text-box>
            <text:p text:style-name="P13"><text:span text:style-name="T7">ς</text:span></text:p>
          </draw:text-box>
        </draw:frame>
        <draw:line draw:style-name="gr22" draw:text-style-name="P11" draw:layer="layout" svg:x1="10.5cm" svg:y1="4.5cm" svg:x2="13.2cm" svg:y2="4.5cm">
          <text:p/>
        </draw:line>
        <draw:frame draw:style-name="gr25" draw:text-style-name="P12" draw:layer="layout" svg:width="1.3cm" svg:height="1.114cm" svg:x="11.4cm" svg:y="3.5cm">
          <draw:text-box>
            <text:p><text:span text:style-name="T7">δ</text:span><text:span text:style-name="T8">s</text:span></text:p>
          </draw:text-box>
        </draw:frame>
        <draw:frame draw:style-name="gr26" draw:text-style-name="P12" draw:layer="layout" svg:width="1.4cm" svg:height="1.273cm" svg:x="15.1cm" svg:y="5.127cm">
          <draw:text-box>
            <text:p><text:span text:style-name="T7">γ</text:span><text:span text:style-name="T8">s</text:span></text:p>
          </draw:text-box>
        </draw:frame>
        <draw:line draw:style-name="gr22" draw:text-style-name="P11" draw:layer="layout" svg:x1="8.1cm" svg:y1="7.273cm" svg:x2="10.7cm" svg:y2="7.273cm">
          <text:p/>
        </draw:line>
        <draw:frame draw:style-name="gr23" draw:text-style-name="P12" draw:layer="layout" svg:width="1.101cm" svg:height="1.173cm" svg:x="8.5cm" svg:y="6.3cm">
          <draw:text-box>
            <text:p><text:span text:style-name="T7">δ</text:span><text:span text:style-name="T8">a</text:span></text:p>
          </draw:text-box>
        </draw:frame>
        <draw:line draw:style-name="gr22" draw:text-style-name="P11" draw:layer="layout" svg:x1="12.5cm" svg:y1="7.273cm" svg:x2="13.7cm" svg:y2="7.273cm">
          <text:p/>
        </draw:line>
        <draw:frame draw:style-name="gr26" draw:text-style-name="P12" draw:layer="layout" svg:width="1.4cm" svg:height="1.273cm" svg:x="12.6cm" svg:y="6.2cm">
          <draw:text-box>
            <text:p><text:span text:style-name="T7">γ</text:span><text:span text:style-name="T8">a</text:span></text:p>
          </draw:text-box>
        </draw:frame>
        <draw:frame draw:style-name="gr24" draw:text-style-name="P12" draw:layer="layout" svg:width="0.947cm" svg:height="1.119cm" svg:x="15.253cm" svg:y="3.4cm">
          <draw:text-box>
            <text:p text:style-name="P13"><text:span text:style-name="T7">μ</text:span></text:p>
          </draw:text-box>
        </draw:frame>
        <draw:line draw:style-name="gr22" draw:text-style-name="P11" draw:layer="layout" svg:x1="15.095cm" svg:y1="4.638cm" svg:x2="16.795cm" svg:y2="4.638cm">
          <text:p/>
        </draw:line>
        <draw:frame draw:style-name="gr24" draw:text-style-name="P12" draw:layer="layout" svg:width="0.947cm" svg:height="1.119cm" svg:x="15.248cm" svg:y="3.438cm">
          <draw:text-box>
            <text:p text:style-name="P13"><text:span text:style-name="T7">μ</text:span></text:p>
          </draw:text-box>
        </draw:frame>
        <draw:line draw:style-name="gr22" draw:text-style-name="P11" draw:layer="layout" svg:x1="15.095cm" svg:y1="4.638cm" svg:x2="16.795cm" svg:y2="4.638cm">
          <text:p/>
        </draw:line>
        <draw:frame draw:style-name="gr24" draw:text-style-name="P12" draw:layer="layout" svg:width="0.947cm" svg:height="1.119cm" svg:x="15.248cm" svg:y="3.438cm">
          <draw:text-box>
            <text:p text:style-name="P13"><text:span text:style-name="T7">μ</text:span></text:p>
          </draw:text-box>
        </draw:frame>
        <draw:line draw:style-name="gr22" draw:text-style-name="P11" draw:layer="layout" svg:x1="12.8cm" svg:y1="18cm" svg:x2="17.1cm" svg:y2="18cm">
          <text:p/>
        </draw:line>
        <draw:frame draw:style-name="gr24" draw:text-style-name="P12" draw:layer="layout" svg:width="0.947cm" svg:height="1.119cm" svg:x="14.353cm" svg:y="16.981cm">
          <draw:text-box>
            <text:p text:style-name="P13"><text:span text:style-name="T7">μ</text:span></text:p>
          </draw:text-box>
        </draw:frame>
        <draw:line draw:style-name="gr22" draw:text-style-name="P11" draw:layer="layout" svg:x1="9.7cm" svg:y1="18.4cm" svg:x2="10.9cm" svg:y2="18.4cm">
          <text:p/>
        </draw:line>
        <draw:frame draw:style-name="gr25" draw:text-style-name="P12" draw:layer="layout" svg:width="1.3cm" svg:height="1.114cm" svg:x="9.8cm" svg:y="17.4cm">
          <draw:text-box>
            <text:p><text:span text:style-name="T7">δ</text:span><text:span text:style-name="T8">s</text:span></text:p>
          </draw:text-box>
        </draw:frame>
        <draw:line draw:style-name="gr22" draw:text-style-name="P11" draw:layer="layout" svg:x1="12.7cm" svg:y1="19.073cm" svg:x2="13.9cm" svg:y2="19.073cm">
          <text:p/>
        </draw:line>
        <draw:frame draw:style-name="gr26" draw:text-style-name="P12" draw:layer="layout" svg:width="1.4cm" svg:height="1.273cm" svg:x="12.8cm" svg:y="18cm">
          <draw:text-box>
            <text:p><text:span text:style-name="T7">γ</text:span><text:span text:style-name="T8">s</text:span></text:p>
          </draw:text-box>
        </draw:frame>
        <draw:frame draw:style-name="gr26" draw:text-style-name="P12" draw:layer="layout" svg:width="1.4cm" svg:height="1.273cm" svg:x="8.7cm" svg:y="15.3cm">
          <draw:text-box>
            <text:p><text:span text:style-name="T7">θ</text:span><text:span text:style-name="T8">t</text:span></text:p>
          </draw:text-box>
        </draw:frame>
        <draw:custom-shape draw:style-name="gr28" draw:text-style-name="P14" draw:layer="layout" svg:width="7.6cm" svg:height="0.8cm" svg:x="2.3cm" svg:y="1cm">
          <text:p text:style-name="P14"><text:span text:style-name="T9">Detect</text:span><text:span text:style-name="T9">ed </text:span><text:span text:style-name="T9">when </text:span><text:span text:style-name="T9">asympt</text:span><text:span text:style-name="T9">omatic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565.79397447704 43361.7977528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4" draw:layer="layout" svg:width="7.6cm" svg:height="0.8cm" svg:x="2.5cm" svg:y="21.7cm">
          <text:p text:style-name="P14"><text:span text:style-name="T9">De</text:span><text:span text:style-name="T9">te</text:span><text:span text:style-name="T9">ct</text:span><text:span text:style-name="T9">ed </text:span><text:span text:style-name="T9">wh</text:span><text:span text:style-name="T9">en </text:span><text:span text:style-name="T9">sy</text:span><text:span text:style-name="T9">m</text:span><text:span text:style-name="T9">pt</text:span><text:span text:style-name="T9">o</text:span><text:span text:style-name="T9">m</text:span><text:span text:style-name="T9">ati</text:span><text:span text:style-name="T9">c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45.36245230891 -28665.16853932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4" draw:layer="layout" svg:width="3.1cm" svg:height="0.8cm" svg:x="19cm" svg:y="15.5cm">
          <text:p text:style-name="P14"><text:span text:style-name="T9">Dea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033.02160593357 -28665.16853932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4" draw:layer="layout" svg:width="7.6cm" svg:height="0.8cm" svg:x="0cm" svg:y="17.8cm">
          <text:p text:style-name="P14"><text:span text:style-name="T9">Infectiou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5447.6516247862 -46085.3932584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4" draw:layer="layout" svg:width="7.6cm" svg:height="0.8cm" svg:x="-4.7cm" svg:y="14.8cm">
          <text:p text:style-name="P14"><text:span text:style-name="T9">Activ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5447.6516247862 -46085.3932584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2cm" svg:stroke-color="#000000" draw:marker-start-width="0.23cm" draw:marker-end="Arrow" draw:marker-end-width="0.1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46:59.775864454</meta:creation-date>
    <dc:date>2020-10-06T20:39:06.114975821</dc:date>
    <meta:editing-duration>PT6H7M28S</meta:editing-duration>
    <meta:editing-cycles>4</meta:editing-cycles>
    <meta:generator>LibreOffice/6.4.6.2$Linux_X86_64 LibreOffice_project/40$Build-2</meta:generator>
    <meta:document-statistic meta:object-count="108"/>
  </office:meta>
</office:document-meta>
</file>